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0pt" style:font-name-asian="Geneva" style:font-size-asian="10pt" style:font-name-complex="Geneva" style:font-size-complex="10pt"/>
    </style:style>
    <style:style style:name="P3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4" style:family="paragraph">
      <loext:graphic-properties draw:fill="none"/>
    </style:style>
    <style:style style:name="P5" style:family="paragraph">
      <style:text-properties style:font-name="Geneva1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Geneva1" fo:font-size="10pt" style:font-size-asian="10pt" style:font-size-complex="10pt"/>
    </style:style>
    <style:style style:name="P7" style:family="paragraph">
      <loext:graphic-properties draw:fill="solid" draw:fill-color="#ffffff" draw:opacity="100%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align="start" fo:text-indent="0in"/>
    </style:style>
    <style:style style:name="P10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style:style style:name="T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Geneva1" fo:font-size="10pt" style:font-size-asian="10pt" style:font-size-complex="10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Geneva" fo:font-size="10pt" fo:font-style="normal" fo:text-shadow="none" style:text-underline-style="none" fo:font-weight="normal" style:letter-kerning="true" style:font-name-asian="Geneva" style:font-size-asian="10pt" style:font-style-asian="normal" style:font-weight-asian="normal" style:font-name-complex="Geneva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tyle_5f_1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draw:stroke="solid" svg:stroke-width="0.0138in" svg:stroke-color="#000000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38in" svg:stroke-color="#000000" draw:marker-start="Marker_5f_0" draw:marker-start-width="0.0693in" draw:marker-start-center="false" draw:fill="none" fo:padding-top="0.0071in" fo:padding-bottom="0.0071in" fo:padding-left="0.0071in" fo:padding-right="0.0071in" draw:shadow="hidde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solid" draw:fill-color="#ffffff" draw:opacity="100%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3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819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693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5516in" fo:min-width="1in" fo:padding-top="0in" fo:padding-bottom="0in" fo:padding-left="0in" fo:padding-right="0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1.3335in" svg:y="0.7638in" svg:width="1.278in" svg:height="0.7362in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line text:anchor-type="page" text:anchor-page-number="1" draw:z-index="0" draw:style-name="gr1" draw:text-style-name="P4" svg:x1="3.0634in" svg:y1="1.0972in" svg:x2="3.1531in" svg:y2="1.0972in">
        <text:p/>
      </draw:line>
      <draw:line text:anchor-type="page" text:anchor-page-number="1" draw:z-index="2" draw:style-name="gr1" draw:text-style-name="P4" svg:x1="2.611in" svg:y1="1.0972in" svg:x2="3.139in" svg:y2="1.0972in">
        <text:p/>
      </draw:line>
      <draw:line text:anchor-type="page" text:anchor-page-number="1" draw:z-index="3" draw:style-name="gr2" draw:text-style-name="P4" svg:x1="3.1528in" svg:y1="2.139in" svg:x2="3.1528in" svg:y2="1.0972in">
        <text:p/>
      </draw:line>
      <text:p text:style-name="P3"><draw:frame text:anchor-type="paragraph" draw:z-index="4" draw:name="Shape1" draw:style-name="gr3" draw:text-style-name="P6" svg:width="0.4122in" svg:height="0.2031in" svg:x="2.6398in" svg:y="0.7in"><draw:text-box><text:p text:style-name="P5"><text:span text:style-name="T3">Uses</text:span></text:p></draw:text-box></draw:frame><draw:g text:anchor-type="paragraph" draw:z-index="5" draw:name="Shape2" draw:style-name="gr4"><draw:rect draw:style-name="gr5" draw:text-style-name="P7" svg:width="2.0976in" svg:height="1.3059in" svg:x="1.7902in" svg:y="1.9528in"><text:p/></draw:rect><draw:line draw:style-name="gr6" draw:text-style-name="P8" svg:x1="1.7902in" svg:y1="2.1992in" svg:x2="3.9012in" svg:y2="2.1992in"><text:p/></draw:line><draw:line draw:style-name="gr7" draw:text-style-name="P8" svg:x1="1.776in" svg:y1="2.6358in" svg:x2="3.887in" svg:y2="2.6335in"><text:p/></draw:line><draw:frame draw:style-name="gr8" draw:text-style-name="P10" svg:width="0.4677in" svg:height="0.1862in" svg:x="2.6in" svg:y="1.9791in"><draw:text-box><text:p text:style-name="P9"><text:span text:style-name="T4">Riddle</text:span></text:p></draw:text-box></draw:frame><draw:frame draw:style-name="gr9" draw:text-style-name="P10" svg:width="1.2898in" svg:height="0.3717in" svg:x="1.8492in" svg:y="2.2283in"><draw:text-box><text:p text:style-name="P9"><text:span text:style-name="T4">- question: String</text:span></text:p><text:p text:style-name="P9"><text:span text:style-name="T4">- answer: String</text:span></text:p></draw:text-box></draw:frame><draw:frame draw:style-name="gr10" draw:text-style-name="P10" svg:width="2.1039in" svg:height="0.5571in" svg:x="1.8248in" svg:y="2.6791in"><draw:text-box><text:p text:style-name="P9"><text:span text:style-name="T4">+ Riddle(q: String, a: String)</text:span></text:p><text:p text:style-name="P9"><text:span text:style-name="T4">+ getQuestion(): String</text:span></text:p><text:p text:style-name="P9"><text:span text:style-name="T4">+ getAnswer(): String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eneva1" svg:font-family="Genev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Marker_5f_0" draw:display-name="Marker_0" svg:viewBox="0 0 20 30" svg:d="M10 0l-10 30h20z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7T10:22:31.788858000</dc:date>
    <meta:editing-duration>PT2M28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fo:min-height="0.459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3.246cm" svg:height="1.87cm" svg:x="0cm" svg:y="0cm">
          <text:p/>
        </draw:rect>
        <draw:line draw:style-name="gr2" draw:text-style-name="P2" draw:layer="layout" svg:x1="0cm" svg:y1="0.564cm" svg:x2="3.21cm" svg:y2="0.564cm">
          <text:p/>
        </draw:line>
        <draw:frame draw:style-name="gr3" draw:text-style-name="P2" draw:layer="layout" svg:width="1.87cm" svg:height="0.459cm" svg:x="0.741cm" svg:y="0.035cm">
          <draw:text-box>
            <text:p text:style-name="P3"><text:span text:style-name="T1">RiddleUser</text:span></text:p>
          </draw:text-box>
        </draw:frame>
        <draw:line draw:style-name="gr2" draw:text-style-name="P2" draw:layer="layout" svg:x1="0cm" svg:y1="1.199cm" svg:x2="3.246cm" svg:y2="1.199cm">
          <text:p/>
        </draw:line>
        <draw:frame draw:style-name="gr3" draw:text-style-name="P2" draw:layer="layout" svg:width="2.646cm" svg:height="0.459cm" svg:x="0.176cm" svg:y="0.67cm">
          <draw:text-box>
            <text:p text:style-name="P3"><text:span text:style-name="T1">- riddle: Riddle</text:span></text:p>
          </draw:text-box>
        </draw:frame>
        <draw:frame draw:style-name="gr3" draw:text-style-name="P2" draw:layer="layout" svg:width="1.658cm" svg:height="0.459cm" svg:x="0.176cm" svg:y="1.341cm">
          <draw:text-box>
            <text:p text:style-name="P3"><text:span text:style-name="T1">+ main()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246cm" fo:page-height="1.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